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8.763cm"/>
    </style:style>
    <style:style style:name="pr2" style:family="presentation" style:parent-style-name="Standard-subtitle">
      <style:graphic-properties draw:fill-color="#ffffff" draw:auto-grow-height="true" fo:min-height="8.84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5.209cm"/>
    </style:style>
    <style:style style:name="pr9" style:family="presentation" style:parent-style-name="Standard-subtitle">
      <style:graphic-properties draw:fill-color="#ffffff" draw:auto-grow-height="true" fo:min-height="16.255cm"/>
    </style:style>
    <style:style style:name="pr10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215cm" style:use-optimal-column-width="false"/>
    </style:style>
    <style:style style:name="co2" style:family="table-column">
      <style:table-column-properties style:column-width="3.711cm" style:use-optimal-column-width="false"/>
    </style:style>
    <style:style style:name="co3" style:family="table-column">
      <style:table-column-properties style:column-width="4.54cm" style:use-optimal-column-width="false"/>
    </style:style>
    <style:style style:name="co4" style:family="table-column">
      <style:table-column-properties style:column-width="1.608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4.848cm" style:use-optimal-column-width="false"/>
    </style:style>
    <style:style style:name="co7" style:family="table-column">
      <style:table-column-properties style:column-width="1.764cm" style:use-optimal-column-width="false"/>
    </style:style>
    <style:style style:name="co8" style:family="table-column">
      <style:table-column-properties style:column-width="3.069cm" style:use-optimal-column-width="false"/>
    </style:style>
    <style:style style:name="ro1" style:family="table-row">
      <style:table-row-properties style:row-height="0.7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27cm"/>
    </style:style>
    <style:style style:name="ro4" style:family="table-row">
      <style:table-row-properties style:row-height="0.832cm"/>
    </style:style>
    <style:style style:name="ro5" style:family="table-row">
      <style:table-row-properties style:row-height="0.795cm"/>
    </style:style>
    <style:style style:name="ro6" style:family="table-row">
      <style:table-row-properties style:row-height="0.792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text-properties fo:font-size="10pt" style:font-size-asian="10pt" style:font-size-complex="10pt"/>
    </style:style>
    <style:style style:name="ce3" style:family="table-cell">
      <loext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1.245cm" fo:margin-right="0cm" fo:text-align="start" fo:text-indent="0cm"/>
    </style:style>
    <style:style style:name="P13" style:family="paragraph">
      <style:paragraph-properties fo:margin-left="1.245cm" fo:margin-right="0cm" fo:margin-top="0.5cm" fo:margin-bottom="0cm" fo:text-align="start" fo:text-indent="0cm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paragraph-properties fo:margin-left="1.245cm" fo:margin-right="0cm" fo:text-indent="0cm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" fo:font-size="32pt" style:letter-kerning="true" style:font-name-asian="Arial Unicode MS" style:font-size-asian="32pt" style:font-name-complex="Arial Unicode MS" style:font-size-complex="32pt"/>
    </style:style>
    <style:style style:name="T9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579d1c" fo:font-style="italic" style:font-style-asian="italic" style:font-style-complex="italic"/>
    </style:style>
    <style:style style:name="T15" style:family="text">
      <style:text-properties fo:color="#579d1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font-name="Courier New" fo:font-size="15pt" style:font-size-asian="15pt" style:font-size-complex="15pt"/>
    </style:style>
    <style:style style:name="T19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66cc" style:font-name="Courier New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4d1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ourier New" fo:font-size="18pt" style:font-size-asian="18pt" style:font-size-complex="18pt"/>
    </style:style>
    <style:style style:name="T26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Menlo1" fo:font-size="12pt" fo:text-shadow="none" style:text-underline-style="none" fo:font-weight="bold" style:letter-kerning="true" fo:background-color="transparent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60e7a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normal" style:letter-kerning="true" fo:background-color="transparent" style:font-name-asian="Menlo1" style:font-size-asian="16pt" style:font-weight-asian="normal" style:font-name-complex="Menlo1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italic" fo:text-shadow="none" style:text-underline-style="none" fo:font-weight="bold" style:letter-kerning="true" fo:background-color="transparent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bold" style:letter-kerning="true" fo:background-color="transparent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iberation Sans" fo:font-size="32pt" fo:font-style="italic" style:letter-kerning="true" style:font-name-asian="Arial Unicode MS" style:font-size-asian="32pt" style:font-style-asian="italic" style:font-name-complex="Arial Unicode MS" style:font-size-complex="32pt" style:font-style-complex="itali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variant="normal" fo:text-transform="none"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80808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0999d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0e7a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Menlo1" fo:font-size="12pt" fo:text-shadow="none" style:text-underline-style="none" fo:font-weight="normal" style:letter-kerning="true" fo:background-color="transparent" style:font-name-asian="Menlo1" style:font-size-asian="12pt" style:font-weight-asian="normal" style:font-name-complex="Menlo1" style:font-size-complex="12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cc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579d1c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size="60pt" style:font-size-asian="60pt" style:font-size-complex="60pt"/>
    </style:style>
    <style:style style:name="T5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8.763cm" svg:x="1.4cm" svg:y="0.837cm" presentation:class="title" presentation:user-transformed="true">
          <draw:text-box>
            <text:p text:style-name="P1"><text:span text:style-name="T1">Implementing a many-to-many Relationship with Slick</text:span></text:p>
          </draw:text-box>
        </draw:frame>
        <draw:frame presentation:style-name="pr2" draw:text-style-name="P2" draw:layer="layout" svg:width="25.199cm" svg:height="8.844cm" svg:x="1.4cm" svg:y="9.854cm" presentation:class="subtitle" presentation:user-transformed="true">
          <draw:text-box>
            <text:p><text:span text:style-name="T2"/></text:p>
            <text:p>Author: Hermann Hueck</text:p>
            <text:p/>
            <text:p><text:span text:style-name="T3">Source code and Slides available at:</text:span></text:p>
            <text:p><text:span text:style-name="T3"/></text:p>
            <text:p><text:span text:style-name="T4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<text:p><text:span text:style-name="T4"/></text:p>
            <text:p><text:span text:style-name="T4"><text:a xlink:href="http://de.slideshare.net/hermannhueck/implementing-a-manytomany-relationship-with-slick" xlink:type="simple">http://de.slideshare.net/hermannhueck/implementing-a-manytomany-relationship-with-slick</text:a>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Who am I?</text:span></text:p>
          </draw:text-box>
        </draw:frame>
        <draw:frame presentation:style-name="pr5" draw:text-style-name="P2" draw:layer="layout" svg:width="25.199cm" svg:height="12.179cm" svg:x="1.309cm" svg:y="4.884cm" presentation:class="subtitle" presentation:user-transformed="true">
          <draw:text-box>
            <text:p><text:span text:style-name="T2"/></text:p>
            <text:p>Hermann Hueck</text:p>
            <text:p/>
            <text:p text:style-name="P3"><text:span text:style-name="T7">Software Developer – Scala, Java, Akka, Play</text:span></text:p>
            <text:p text:style-name="P3"><text:span text:style-name="T7"/></text:p>
            <text:p text:style-name="P3"><text:span text:style-name="T7"><text:a xlink:href="https://www.xing.com/profile/Hermann_Hueck" xlink:type="simple">https://www.xing.com/profile/Hermann_Hueck</text:a>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ation Overview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8"/></text:p>
            <text:list text:style-name="L2">
              <text:list-item>
                <text:p text:style-name="P4"><text:span text:style-name="T8">Short Intro to Slick</text:span></text:p>
              </text:list-item>
            </text:list>
            <text:list text:style-name="L3">
              <text:list-item>
                <text:p text:style-name="P5"><text:span text:style-name="T8">Many-to-many Relationship with Slick – Example: A Music Service</text:span></text:p>
              </text:list-item>
              <text:list-item>
                <text:p text:style-name="P5"><text:span text:style-name="T8">Q &amp; 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2.218cm" svg:y="0.837cm" presentation:class="title" presentation:user-transformed="true">
          <draw:text-box>
            <text:p>Part 1: Intro to Slick</text:p>
          </draw:text-box>
        </draw:frame>
        <draw:frame presentation:style-name="pr6" draw:text-style-name="P6" draw:layer="layout" svg:width="25.199cm" svg:height="12.179cm" svg:x="1.4cm" svg:y="5.014cm" presentation:class="outline" presentation:user-transformed="true">
          <draw:text-box>
            <text:p text:style-name="P4"><text:span text:style-name="T8"/></text:p>
            <text:list text:style-name="L2">
              <text:list-item>
                <text:p text:style-name="P4"><text:span text:style-name="T8">What is Slick?</text:span></text:p>
              </text:list-item>
            </text:list>
            <text:list text:style-name="L3">
              <text:list-item>
                <text:p text:style-name="P5"><text:span text:style-name="T8">What is FRM (Functional Relational Mapping)?</text:span></text:p>
              </text:list-item>
              <text:list-item>
                <text:p text:style-name="P5"><text:span text:style-name="T8">How to execute a database action?</text:span></text:p>
              </text:list-item>
              <text:list-item>
                <text:p text:style-name="P5"><text:span text:style-name="T8">Why is it reactive?</text:span></text:p>
              </text:list-item>
              <text:list-item>
                <text:p text:style-name="P5"><text:span text:style-name="T8">Short Reminder of Scala Futures</text:span></text:p>
              </text:list-item>
              <text:list-item>
                <text:p text:style-name="P5"><text:span text:style-name="T8">Simple Slick Example (Activator Template: hello-slick-3.1)</text:span></text:p>
              </text:list-item>
              <text:list-item>
                <text:p text:style-name="P5"><text:span text:style-name="T8">Table Definitions without and with Case Class Map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Slick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p>The Slick manual says:</text:p>
            <text:p>Slick (“Scala Language-Integrated Connection Kit”) is Typesafe‘s Functional Relational Mapping (FRM) library for Scala that makes it easy to work with relational databases. It allows you to work with stored data almost <text:span text:style-name="T9">as if you were using Scala collections</text:span> while at the same time giving you full control over when a database access happens and which data is transferred. You can also <text:span text:style-name="T9">use SQL directly</text:span>. Execution of database actions is done <text:span text:style-name="T9">asynchronous</text:span>ly, making Slick a perfect fit for your reactive applications based on Play and Akka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FRM?</text:p>
          </draw:text-box>
        </draw:frame>
        <draw:frame presentation:style-name="pr6" draw:layer="layout" svg:width="25.199cm" svg:height="12.179cm" svg:x="2.642cm" svg:y="4.247cm" presentation:class="outline" presentation:user-transformed="true">
          <draw:text-box>
            <text:p/>
            <text:list text:style-name="L2">
              <text:list-item>
                <text:p>FRM = Functional Relational Mapping (opposed to ORM)</text:p>
              </text:list-item>
              <text:list-item>
                <text:p>Slick allows you to process persistent relational data stored in DB tables the same (functional) way as you do with in-memory data, i.e. Scala collections.</text:p>
              </text:list-item>
              <text:list-item>
                <text:p><text:span text:style-name="T10">Table Queries are monads.</text:span></text:p>
              </text:list-item>
              <text:list-item>
                <text:p><text:span text:style-name="T10">Table Queries are pre-optimized.</text:span></text:p>
              </text:list-item>
              <text:list-item>
                <text:p><text:span text:style-name="T10">Table Queries are type-safe.</text:span></text:p>
              </text:list-item>
              <text:list-item>
                <text:p><text:span text:style-name="T10">The Scala compiler complains, if you specify your table query incorrec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TableQuery</text:span> s are Monads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2">filter()</text:span> for the selection of data</text:p>
              </text:list-item>
              <text:list-item>
                <text:p><text:span text:style-name="T12">map()</text:span> for the projection</text:p>
              </text:list-item>
              <text:list-item>
                <text:p><text:span text:style-name="T12">flatMap()</text:span> to pass the output of your 1st DB operation as input to the 2nd DB operation.</text:p>
              </text:list-item>
              <text:list-item>
                <text:p><text:span text:style-name="T10">With the provision of these three monadical functions </text:span><text:span text:style-name="T11">TableQuery</text:span><text:span text:style-name="T10"> s are monads.</text:span></text:p>
              </text:list-item>
              <text:list-item>
                <text:p><text:span text:style-name="T10">Hence you can also use the syntactic sugar of </text:span><text:span text:style-name="T12">for-comprehensions</text:span><text:span text:style-name="T10">.</text:span></text:p>
              </text:list-item>
              <text:list-item>
                <text:p><text:span text:style-name="T10">There is more. E.g. the </text:span><text:span text:style-name="T12">sortBy()</text:span><text:span text:style-name="T10"> function allows you to define the sort order of your query res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w to execute a Slick DB Action?</text:p>
          </draw:text-box>
        </draw:frame>
        <draw:frame presentation:style-name="pr6" draw:layer="layout" svg:width="25.199cm" svg:height="12.179cm" svg:x="1.369cm" svg:y="4.914cm" presentation:class="outline" presentation:user-transformed="true">
          <draw:text-box>
            <text:p/>
            <text:list text:style-name="L2">
              <text:list-item>
                <text:p>Define a TableQuery</text:p>
              </text:list-item>
            </text:list>
            <text:p><text:span text:style-name="T13"><text:s text:c="5"/></text:span><text:span text:style-name="T13">val query: Query[…] = TableQuery(…)… </text:span></text:p>
            <text:list text:continue-numbering="true" text:style-name="L2">
              <text:list-item>
                <text:p>For this TableQuery, define a database action which might be a query, insert, bulk insert, update or a delete action or even a DDL action.</text:p>
              </text:list-item>
            </text:list>
            <text:p><text:span text:style-name="T13"><text:s text:c="5"/></text:span><text:span text:style-name="T13">val dbAction: DBIO[…] = query += recor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7"/></text:span><text:span text:style-name="T13"><text:tab/></text:span><text:span text:style-name="T13"> <text:s text:c="14"/>// insert</text:span></text:p>
            <text:p><text:span text:style-name="T13"><text:s text:c="5"/></text:span><text:span text:style-name="T13">val dbAction: DBIO[…] = query ++= Seq(row0, row1, …, rowN) <text:s/></text:span><text:span text:style-name="T13"><text:tab/></text:span><text:span text:style-name="T13"> <text:s/>// bulk insert</text:span></text:p>
            <text:p><text:span text:style-name="T13"><text:s text:c="5"/></text:span><text:span text:style-name="T13">val dbAction: DBIO[…] = query.update(valuesToUpdate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5"/>// update</text:span></text:p>
            <text:p><text:span text:style-name="T13"><text:s text:c="5"/></text:span><text:span text:style-name="T13">val dbAction: DBIO[…] = query.delet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2"/>// delete</text:span></text:p>
            <text:p><text:span text:style-name="T13"><text:s text:c="5"/></text:span><text:span text:style-name="T13">val dbAction: DBIO[…] = query.resul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2"/>// insert</text:span></text:p>
            <text:list text:continue-numbering="true" text:style-name="L2">
              <text:list-item>
                <text:p>Run the database action by calling <text:span text:style-name="T11">db.run(dbAction)</text:span>. <text:span text:style-name="T11">db.run</text:span> never returns the <text:span text:style-name="T11">Result</text:span>. You always get a <text:span text:style-name="T14">Future</text:span><text:span text:style-name="T11">[Result]</text:span>.</text:p>
              </text:list-item>
            </text:list>
            <text:p><text:span text:style-name="T13"><text:s text:c="5"/></text:span><text:span text:style-name="T13">val dbAction: DBIO[…] = TableQuery(…).result</text:span></text:p>
            <text:p><text:span text:style-name="T13"><text:s text:c="5"/></text:span><text:span text:style-name="T13">val future: Future[…] = db.run(dbAction)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y is Slick reactive?</text:p>
          </draw:text-box>
        </draw:frame>
        <draw:frame presentation:style-name="pr6" draw:layer="layout" svg:width="25.199cm" svg:height="12.179cm" svg:x="1.369cm" svg:y="4.914cm" presentation:class="outline" presentation:user-transformed="true">
          <draw:text-box>
            <text:p text:style-name="P8"/>
            <text:list text:style-name="L2">
              <text:list-item>
                <text:p>It is <text:span text:style-name="T15">asynchronous</text:span> and <text:span text:style-name="T15">non-blocking</text:span>.</text:p>
              </text:list-item>
              <text:list-item>
                <text:p>It provides its <text:span text:style-name="T15">own</text:span> configurable <text:span text:style-name="T15">thread pool</text:span>.</text:p>
              </text:list-item>
              <text:list-item>
                <text:p>If you run a database action you never get the <text:span text:style-name="T11">Result</text:span> directly. You always get a <text:span text:style-name="T14">Future</text:span><text:span text:style-name="T11">[Result]</text:span>.</text:p>
              </text:list-item>
            </text:list>
            <text:p><text:span text:style-name="T13"><text:s text:c="5"/></text:span><text:span text:style-name="T13">val dbAction: DBIOAction[Seq[String]] = TableQuery(…).result</text:span></text:p>
            <text:p><text:span text:style-name="T13"><text:s text:c="5"/></text:span><text:span text:style-name="T13">val future: Future[Seq[String]] = db.run( dbAction )</text:span></text:p>
            <text:list text:continue-numbering="true" text:style-name="L2">
              <text:list-item>
                <text:p>Slick supports <text:span text:style-name="T15">Reactive Streams</text:span>. Hence it can easily be used together with Akka-Streams (which is not subject of this talk).</text:p>
              </text:list-item>
            </text:list>
            <text:p><text:span text:style-name="T13"><text:s text:c="5"/></text:span><text:span text:style-name="T13">val dbAction: StreamingDBIO[Seq[String]] = TableQuery(…).result</text:span></text:p>
            <text:p><text:span text:style-name="T13"><text:s text:c="5"/></text:span><text:span text:style-name="T13">val publisher: DatabasePublisher[String] = db.stream( dbAction )</text:span></text:p>
            <text:p><text:span text:style-name="T13"><text:s text:c="5"/></text:span><text:span text:style-name="T13">val source: Source = Source.fromPublisher( publisher )</text:span></text:p>
            <text:p><text:span text:style-name="T13"><text:s text:c="5"/></text:span><text:span text:style-name="T13">// Now use the Source to construct a RunnableGraph. Then run the grap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layer="layout" svg:width="25.199cm" svg:height="3.506cm" svg:x="1.4cm" svg:y="1.2cm" presentation:class="title" presentation:user-transformed="true">
          <draw:text-box>
            <text:p>Short Reminder of Scala Futures</text:p>
          </draw:text-box>
        </draw:frame>
        <draw:frame presentation:style-name="pr5" draw:text-style-name="P10" draw:layer="layout" svg:width="25.199cm" svg:height="12.179cm" svg:x="1.485cm" svg:y="5.341cm" presentation:class="subtitle" presentation:user-transformed="true">
          <draw:text-box>
            <text:p text:style-name="P9"/>
            <text:p text:style-name="P9"><text:span text:style-name="T16">In Slick every database access returns a Future.</text:span></text:p>
            <text:p text:style-name="P9"><text:span text:style-name="T16"/></text:p>
            <text:p text:style-name="P9"><text:span text:style-name="T16">How can one async (DB) function process the result of another async (DB) function?</text:span></text:p>
            <text:p text:style-name="P9"><text:span text:style-name="T16"/></text:p>
            <text:p text:style-name="P9"><text:span text:style-name="T16">This scenario happens very often when querying and manipulating database records.</text:span></text:p>
            <text:p text:style-name="P9"><text:span text:style-name="T16"/></text:p>
            <text:p text:style-name="P9"><text:span text:style-name="T16">A very informative and understandable blog on Futures can be found here:</text:span></text:p>
            <text:p text:style-name="P9"><text:span text:style-name="T16"><text:a xlink:href="http://danielwestheide.com/blog/2013/01/09/the-neophytes-guide-to-scala-part-8-welcome-to-the-future.html" xlink:type="simple">http://danielwestheide.com/blog/2013/01/09/the-neophytes-guide-to-scala-part-8-welcome-to-the-future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text-style-name="P11" draw:layer="layout" svg:width="25.199cm" svg:height="5.209cm" svg:x="1.369cm" svg:y="0.756cm" presentation:class="title" presentation:user-transformed="true">
          <draw:text-box>
            <text:p><text:span text:style-name="T2">How to process the Result of an Async Function by another Async Function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p/>
            <text:p><text:span text:style-name="T7">Using </text:span><text:span text:style-name="T17">Future.flatMap</text:span><text:span text:style-name="T7">:</text:span></text:p>
            <text:p><text:span text:style-name="T7"/></text:p>
            <text:p text:style-name="P12"><text:span text:style-name="T18">def doAAsync(input: String): Future[A] = Future { val a = f(input); a }</text:span></text:p>
            <text:p text:style-name="P12"><text:span text:style-name="T18">def doBAsync(a: A): Future[B] = Future { val b = g(a); b }</text:span></text:p>
            <text:p text:style-name="P12"><text:span text:style-name="T18">val input = “some input“</text:span></text:p>
            <text:p text:style-name="P12"><text:span text:style-name="T18">val futureA: Future[A] = doAAsync(input)</text:span></text:p>
            <text:p text:style-name="P12"><text:span text:style-name="T18">val futureB: Future[B] = </text:span><text:span text:style-name="T19">futureA </text:span><text:span text:style-name="T20">flatMap</text:span><text:span text:style-name="T19"> { a =&gt; doBAsync(a) }</text:span></text:p>
            <text:p text:style-name="P12"><text:span text:style-name="T18">futureB.foreach { b =&gt; println(b) }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sync Function processing the Result of another Async Function</text:p>
          </draw:text-box>
        </draw:frame>
        <draw:frame presentation:style-name="pr6" draw:layer="layout" svg:width="25.199cm" svg:height="12.179cm" svg:x="1.4cm" svg:y="4.975cm" presentation:class="outline" presentation:user-transformed="true">
          <draw:text-box>
            <text:p/>
            <text:p><text:span text:style-name="T7">Using a </text:span><text:span text:style-name="T21">for-comprehension</text:span><text:span text:style-name="T7">:</text:span></text:p>
            <text:p><text:span text:style-name="T7"/></text:p>
            <text:p text:style-name="P13"><text:span text:style-name="T22">def doAAsync(input: String): Future[A] = Future { val a = f(input); a }</text:span></text:p>
            <text:p text:style-name="P13"><text:span text:style-name="T22">def doBAsync(a: A): Future[B] = Future { val b = g(a); b }</text:span></text:p>
            <text:p text:style-name="P13"><text:span text:style-name="T22">val input = “some input“</text:span></text:p>
            <text:p text:style-name="P13"><text:span text:style-name="T22">val futureB: Future[B] = </text:span><text:span text:style-name="T23">for</text:span><text:span text:style-name="T24"> {</text:span></text:p>
            <text:p text:style-name="P13"><text:span text:style-name="T24"><text:s text:c="4"/></text:span><text:span text:style-name="T24">a &lt;- doAAsync(input)</text:span></text:p>
            <text:p text:style-name="P13"><text:span text:style-name="T24"><text:s text:c="4"/></text:span><text:span text:style-name="T24">b &lt;- doBAsync(a)</text:span></text:p>
            <text:p text:style-name="P13"><text:span text:style-name="T24">} </text:span><text:span text:style-name="T23">yield</text:span><text:span text:style-name="T24"> b</text:span></text:p>
            <text:p text:style-name="P13"><text:span text:style-name="T22">futureB.foreach { b =&gt; println(b) }</text:span></text:p>
            <text:p text:style-name="P8"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A Simple Slick Example</text:p>
          </draw:text-box>
        </draw:frame>
        <draw:frame presentation:style-name="pr5" draw:text-style-name="P10" draw:layer="layout" svg:width="25.199cm" svg:height="12.179cm" svg:x="1.4cm" svg:y="4.914cm" presentation:class="subtitle">
          <draw:text-box>
            <text:p text:style-name="P9">Activator Template: <text:span text:style-name="T12">hello-slick-3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ble Definition with a Tupl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4"><text:span text:style-name="T26"><text:line-break/></text:span><text:span text:style-name="T26"/></text:p>
            <text:p text:style-name="P14"><text:span text:style-name="T27"/></text:p>
            <text:p text:style-name="P14"><text:span text:style-name="T28">class </text:span><text:span text:style-name="T29">Users(tag: </text:span><text:span text:style-name="T30">Tag</text:span><text:span text:style-name="T29">) </text:span><text:span text:style-name="T28">extends </text:span><text:span text:style-name="T29">Table[</text:span><text:span text:style-name="T31">(String, Option[Int])</text:span><text:span text:style-name="T29">](tag, </text:span><text:span text:style-name="T32">"USERS"</text:span><text:span text:style-name="T29">) {</text:span></text:p>
            <text:p text:style-name="P14"><text:span text:style-name="T29"><text:line-break/></text:span><text:span text:style-name="T29"> <text:s/></text:span><text:span text:style-name="T33">// Auto Increment the id primary key column</text:span><text:span text:style-name="T33"><text:line-break/></text:span><text:span text:style-name="T33"> <text:s/></text:span><text:span text:style-name="T28">def </text:span><text:span text:style-name="T29">id = column[Int](</text:span><text:span text:style-name="T32">"ID"</text:span><text:span text:style-name="T29">, </text:span><text:span text:style-name="T34">O</text:span><text:span text:style-name="T29">.</text:span><text:span text:style-name="T34">PrimaryKey</text:span><text:span text:style-name="T29">, </text:span><text:span text:style-name="T34">O</text:span><text:span text:style-name="T29">.</text:span><text:span text:style-name="T34">AutoInc</text:span><text:span text:style-name="T29">)</text:span></text:p>
            <text:p text:style-name="P14"><text:span text:style-name="T29"><text:line-break/></text:span><text:span text:style-name="T29"> <text:s/></text:span><text:span text:style-name="T33">// The name can't be null</text:span><text:span text:style-name="T33"><text:line-break/></text:span><text:span text:style-name="T33"> <text:s/></text:span><text:span text:style-name="T28">def </text:span><text:span text:style-name="T29">name = column[</text:span><text:span text:style-name="T30">String</text:span><text:span text:style-name="T29">](</text:span><text:span text:style-name="T32">"NAME"</text:span><text:span text:style-name="T29">, </text:span><text:span text:style-name="T34">O</text:span><text:span text:style-name="T29">.</text:span><text:span text:style-name="T34">NotNull</text:span><text:span text:style-name="T29">)</text:span></text:p>
            <text:p text:style-name="P14"><text:span text:style-name="T29"><text:line-break/></text:span><text:span text:style-name="T29"> <text:s/></text:span><text:span text:style-name="T33">// the * projection (e.g. select * ...)</text:span><text:span text:style-name="T33"><text:line-break/></text:span><text:span text:style-name="T33"> <text:s/></text:span><text:span text:style-name="T28">def </text:span><text:span text:style-name="T35">* = (name, id.?)</text:span><text:span text:style-name="T36"><text:line-break/></text:span><text:span text:style-name="T36">}</text:span><text:span text:style-name="T36"><text:line-break/></text:span><text:span text:style-name="T36"/></text:p>
          </draw:text-box>
        </draw:frame>
        <draw:frame draw:style-name="gr2" draw:text-style-name="P15" draw:layer="layout" svg:width="2.2cm" svg:height="0.962cm" svg:x="13cm" svg:y="5.6cm">
          <draw:text-box>
            <text:p>Tuple</text:p>
          </draw:text-box>
        </draw:frame>
        <draw:line draw:style-name="gr3" draw:text-style-name="P16" draw:layer="layout" svg:x1="14.2cm" svg:y1="6.4cm" svg:x2="16.4cm" svg:y2="7.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ble Definition with Case Class Mapping</text:p>
          </draw:text-box>
        </draw:frame>
        <draw:frame presentation:style-name="pr6" draw:layer="layout" svg:width="25.199cm" svg:height="12.179cm" svg:x="1.46cm" svg:y="4.914cm" presentation:class="outline" presentation:user-transformed="true">
          <draw:text-box>
            <text:p text:style-name="P14"><text:span text:style-name="T26"><text:line-break/></text:span><text:span text:style-name="T26"/></text:p>
            <text:p text:style-name="P14"><text:span text:style-name="T27"/></text:p>
            <text:p text:style-name="P14"><text:span text:style-name="T28">case class </text:span><text:span text:style-name="T31">User(name: </text:span><text:span text:style-name="T37">String</text:span><text:span text:style-name="T31">, id: Option[Int] = None)</text:span><text:span text:style-name="T29"><text:line-break/></text:span><text:span text:style-name="T29"/></text:p>
            <text:p text:style-name="P14"><text:span text:style-name="T29"><text:line-break/></text:span><text:span text:style-name="T28">class </text:span><text:span text:style-name="T29">Users(tag: </text:span><text:span text:style-name="T30">Tag</text:span><text:span text:style-name="T29">) </text:span><text:span text:style-name="T28">extends </text:span><text:span text:style-name="T29">Table[</text:span><text:span text:style-name="T31">User</text:span><text:span text:style-name="T29">](tag, </text:span><text:span text:style-name="T32">"USERS"</text:span><text:span text:style-name="T29">) {</text:span></text:p>
            <text:p text:style-name="P14"><text:span text:style-name="T29"><text:line-break/></text:span><text:span text:style-name="T29"> <text:s/></text:span><text:span text:style-name="T33">// Auto Increment the id primary key column</text:span><text:span text:style-name="T33"><text:line-break/></text:span><text:span text:style-name="T33"> <text:s/></text:span><text:span text:style-name="T28">def </text:span><text:span text:style-name="T29">id = column[Int](</text:span><text:span text:style-name="T32">"ID"</text:span><text:span text:style-name="T29">, </text:span><text:span text:style-name="T34">O</text:span><text:span text:style-name="T29">.</text:span><text:span text:style-name="T34">PrimaryKey</text:span><text:span text:style-name="T29">, </text:span><text:span text:style-name="T34">O</text:span><text:span text:style-name="T29">.</text:span><text:span text:style-name="T34">AutoInc</text:span><text:span text:style-name="T29">)</text:span></text:p>
            <text:p text:style-name="P14"><text:span text:style-name="T29"><text:line-break/></text:span><text:span text:style-name="T29"> <text:s/></text:span><text:span text:style-name="T33">// The name can't be null</text:span><text:span text:style-name="T33"><text:line-break/></text:span><text:span text:style-name="T33"> <text:s/></text:span><text:span text:style-name="T28">def </text:span><text:span text:style-name="T29">name = column[</text:span><text:span text:style-name="T30">String</text:span><text:span text:style-name="T29">](</text:span><text:span text:style-name="T32">"NAME"</text:span><text:span text:style-name="T29">, </text:span><text:span text:style-name="T34">O</text:span><text:span text:style-name="T29">.</text:span><text:span text:style-name="T34">NotNull</text:span><text:span text:style-name="T29">)</text:span></text:p>
            <text:p text:style-name="P14"><text:span text:style-name="T29"><text:line-break/></text:span><text:span text:style-name="T29"> <text:s/></text:span><text:span text:style-name="T33">// the * projection (e.g. select * ...) auto-transforms the tupled</text:span><text:span text:style-name="T33"><text:line-break/></text:span><text:span text:style-name="T33"> <text:s/>// column values to / from a User</text:span><text:span text:style-name="T33"><text:line-break/></text:span><text:span text:style-name="T33"> <text:s/></text:span><text:span text:style-name="T28">def </text:span><text:span text:style-name="T35">* = (name, id.?) </text:span><text:span text:style-name="T31">&lt;&gt; (User.tupled, User.</text:span><text:span text:style-name="T38">unapply</text:span><text:span text:style-name="T39">)</text:span><text:span text:style-name="T36"><text:line-break/></text:span><text:span text:style-name="T36">}</text:span><text:span text:style-name="T36"><text:line-break/></text:span><text:span text:style-name="T36"/></text:p>
          </draw:text-box>
        </draw:frame>
        <draw:line draw:style-name="gr3" draw:text-style-name="P16" draw:layer="layout" svg:x1="5cm" svg:y1="7.4cm" svg:x2="11.8cm" svg:y2="9cm">
          <text:p/>
        </draw:line>
        <draw:frame draw:style-name="gr4" draw:text-style-name="P17" draw:layer="layout" svg:width="4.536cm" svg:height="0.806cm" svg:x="6.4cm" svg:y="17.4cm">
          <draw:text-box>
            <text:p><text:span text:style-name="T4">Map Tuple to User</text:span></text:p>
          </draw:text-box>
        </draw:frame>
        <draw:frame draw:style-name="gr4" draw:text-style-name="P17" draw:layer="layout" svg:width="4.536cm" svg:height="0.806cm" svg:x="12.6cm" svg:y="17.4cm">
          <draw:text-box>
            <text:p><text:span text:style-name="T4">Map User to Tuple</text:span></text:p>
          </draw:text-box>
        </draw:frame>
        <draw:line draw:style-name="gr3" draw:text-style-name="P16" draw:layer="layout" svg:x1="8.6cm" svg:y1="17.4cm" svg:x2="10cm" svg:y2="16cm">
          <text:p/>
        </draw:line>
        <draw:line draw:style-name="gr3" draw:text-style-name="P16" draw:layer="layout" svg:x1="14.6cm" svg:y1="17.4cm" svg:x2="14cm" svg:y2="1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rt 2: Many-to-many with Slick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8"/></text:p>
            <text:list text:style-name="L2">
              <text:list-item>
                <text:p text:style-name="P4"><text:span text:style-name="T8">The Demo App: </text:span><text:span text:style-name="T40">MusicService</text:span></text:p>
              </text:list-item>
            </text:list>
            <text:list text:style-name="L3">
              <text:list-item>
                <text:p text:style-name="P5"><text:span text:style-name="T8">Many-to-many Relationship (DB Schema)</text:span></text:p>
              </text:list-item>
              <text:list-item>
                <text:p text:style-name="P5"><text:span text:style-name="T8">Web Application Demo</text:span></text:p>
              </text:list-item>
              <text:list-item>
                <text:p text:style-name="P5"><text:span text:style-name="T8">Many-to-many in Slick Table Definitions</text:span></text:p>
              </text:list-item>
              <text:list-item>
                <text:p text:style-name="P5"><text:span text:style-name="T8">Ensuring Referential Integrity</text:span></text:p>
              </text:list-item>
              <text:list-item>
                <text:p text:style-name="P5"><text:span text:style-name="T8">Adding and Deleting Relationships</text:span></text:p>
              </text:list-item>
              <text:list-item>
                <text:p text:style-name="P5"><text:span text:style-name="T8">Traversing the many-to-many Relationship in Que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Demo App: <text:span text:style-name="T11">MusicService</text:span></text:p>
          </draw:text-box>
        </draw:frame>
        <draw:frame presentation:style-name="pr6" draw:layer="layout" svg:width="25.199cm" svg:height="12.179cm" svg:x="1.552cm" svg:y="5.005cm" presentation:class="outline" presentation:user-transformed="true">
          <draw:text-box>
            <text:p/>
            <text:list text:style-name="L2">
              <text:list-item>
                <text:p>The MusicService manages Music <text:span text:style-name="T12">Recording</text:span><text:span text:style-name="T41">s</text:span> and <text:span text:style-name="T12">Performer</text:span><text:span text:style-name="T41">s</text:span>.</text:p>
              </text:list-item>
              <text:list-item>
                <text:p>A Recording is <text:span text:style-name="T12">performedBy</text:span> many (0 … n) Performers.</text:p>
              </text:list-item>
              <text:list-item>
                <text:p>A Performer is <text:span text:style-name="T12">performingIn</text:span> many (0 … n) Record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ny-to-many in the DB Schema</text:p>
          </draw:text-box>
        </draw:frame>
        <draw:frame draw:style-name="standard" draw:layer="layout" svg:width="9.465cm" svg:height="4.851cm" svg:x="16.249cm" svg:y="11.6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2">ID</text:span></text:p>
              </table:table-cell>
              <table:table-cell>
                <text:p><text:span text:style-name="T42">NAME</text:span></text:p>
              </table:table-cell>
              <table:table-cell>
                <text:p><text:span text:style-name="T42">PERFORMER_TYPE</text:span></text:p>
              </table:table-cell>
            </table:table-row>
            <table:table-row table:style-name="ro1" table:default-cell-style-name="ce2">
              <table:table-cell>
                <text:p><text:span text:style-name="T43">1</text:span></text:p>
              </table:table-cell>
              <table:table-cell>
                <text:p><text:span text:style-name="T43">Arthur Rubinstein</text:span></text:p>
              </table:table-cell>
              <table:table-cell>
                <text:p><text:span text:style-name="T43">Soloist</text:span></text:p>
              </table:table-cell>
            </table:table-row>
            <table:table-row table:style-name="ro1" table:default-cell-style-name="ce2">
              <table:table-cell>
                <text:p><text:span text:style-name="T43">2</text:span></text:p>
              </table:table-cell>
              <table:table-cell>
                <text:p><text:span text:style-name="T43">London Phil. Orch.</text:span></text:p>
              </table:table-cell>
              <table:table-cell>
                <text:p><text:span text:style-name="T43">Ensemble</text:span></text:p>
              </table:table-cell>
            </table:table-row>
            <table:table-row table:style-name="ro1" table:default-cell-style-name="ce2">
              <table:table-cell>
                <text:p><text:span text:style-name="T43">3</text:span></text:p>
              </table:table-cell>
              <table:table-cell>
                <text:p><text:span text:style-name="T43">Herbert von Karajan</text:span></text:p>
              </table:table-cell>
              <table:table-cell>
                <text:p><text:span text:style-name="T43">Conductor</text:span></text:p>
              </table:table-cell>
            </table:table-row>
            <table:table-row table:style-name="ro1" table:default-cell-style-name="ce2">
              <table:table-cell>
                <text:p><text:span text:style-name="T43">4</text:span></text:p>
              </table:table-cell>
              <table:table-cell>
                <text:p><text:span text:style-name="T43">Christopher Park</text:span></text:p>
              </table:table-cell>
              <table:table-cell>
                <text:p><text:span text:style-name="T43">Soloist</text:span></text:p>
              </table:table-cell>
            </table:table-row>
            <table:table-row table:style-name="ro2" table:default-cell-style-name="ce3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5" draw:layer="layout" svg:width="5.2cm" svg:height="0.962cm" svg:x="18.2cm" svg:y="17.338cm">
          <draw:text-box>
            <text:p>PERFORMERS</text:p>
          </draw:text-box>
        </draw:frame>
        <draw:frame draw:style-name="standard" draw:layer="layout" svg:width="14.098cm" svg:height="4.966cm" svg:x="1.174cm" svg:y="11.57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42">ID</text:span></text:p>
              </table:table-cell>
              <table:table-cell>
                <text:p><text:span text:style-name="T42">TITLE</text:span></text:p>
              </table:table-cell>
              <table:table-cell>
                <text:p><text:span text:style-name="T42">COMPOSER</text:span></text:p>
              </table:table-cell>
              <table:table-cell>
                <text:p><text:span text:style-name="T42">YEAR</text:span></text:p>
              </table:table-cell>
            </table:table-row>
            <table:table-row table:style-name="ro3" table:default-cell-style-name="ce2">
              <table:table-cell>
                <text:p><text:span text:style-name="T43">1</text:span></text:p>
              </table:table-cell>
              <table:table-cell>
                <text:p><text:span text:style-name="T43">Beethoven's Symphony No. 5</text:span></text:p>
              </table:table-cell>
              <table:table-cell>
                <text:p><text:span text:style-name="T43">Ludwig v. Beethoven</text:span></text:p>
              </table:table-cell>
              <table:table-cell>
                <text:p><text:span text:style-name="T43">2005</text:span></text:p>
              </table:table-cell>
            </table:table-row>
            <table:table-row table:style-name="ro3" table:default-cell-style-name="ce2">
              <table:table-cell>
                <text:p><text:span text:style-name="T43">2</text:span></text:p>
              </table:table-cell>
              <table:table-cell>
                <text:p><text:span text:style-name="T43">Forellenquintett</text:span></text:p>
              </table:table-cell>
              <table:table-cell>
                <text:p><text:span text:style-name="T43">Franz Schubert</text:span></text:p>
              </table:table-cell>
              <table:table-cell>
                <text:p><text:span text:style-name="T43">2006</text:span></text:p>
              </table:table-cell>
            </table:table-row>
            <table:table-row table:style-name="ro3" table:default-cell-style-name="ce2">
              <table:table-cell>
                <text:p><text:span text:style-name="T43">3</text:span></text:p>
              </table:table-cell>
              <table:table-cell>
                <text:p><text:span text:style-name="T43">Eine kleine Nachtmusik</text:span></text:p>
              </table:table-cell>
              <table:table-cell>
                <text:p><text:span text:style-name="T43">Wolfgang Amadeus Mozart</text:span></text:p>
              </table:table-cell>
              <table:table-cell>
                <text:p><text:span text:style-name="T43">2005</text:span></text:p>
              </table:table-cell>
            </table:table-row>
            <table:table-row table:style-name="ro3" table:default-cell-style-name="ce2">
              <table:table-cell>
                <text:p><text:span text:style-name="T43">4</text:span></text:p>
              </table:table-cell>
              <table:table-cell>
                <text:p><text:span text:style-name="T43">Entführung aus dem Serail</text:span></text:p>
              </table:table-cell>
              <table:table-cell>
                <text:p><text:span text:style-name="T43">Wolfgang Amadeus Mozart</text:span></text:p>
              </table:table-cell>
              <table:table-cell>
                <text:p><text:span text:style-name="T43">2008</text:span></text:p>
              </table:table-cell>
            </table:table-row>
            <table:table-row table:style-name="ro4" table:default-cell-style-name="ce2">
              <table:table-cell>
                <text:p><text:span text:style-name="T43">...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5" draw:layer="layout" svg:width="5.2cm" svg:height="0.962cm" svg:x="4.9cm" svg:y="17.238cm">
          <draw:text-box>
            <text:p>RECORDINGS</text:p>
          </draw:text-box>
        </draw:frame>
        <draw:frame draw:style-name="standard" draw:layer="layout" svg:width="6.137cm" svg:height="4.766cm" svg:x="9.9cm" svg:y="5.433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">
              <table:table-cell>
                <text:p><text:span text:style-name="T42">REC_ID</text:span></text:p>
              </table:table-cell>
              <table:table-cell>
                <text:p><text:span text:style-name="T42">PER_ID</text:span></text:p>
              </table:table-cell>
            </table:table-row>
            <table:table-row table:style-name="ro5" table:default-cell-style-name="ce2">
              <table:table-cell>
                <text:p><text:span text:style-name="T43">1</text:span></text:p>
              </table:table-cell>
              <table:table-cell>
                <text:p><text:span text:style-name="T43">1</text:span></text:p>
              </table:table-cell>
            </table:table-row>
            <table:table-row table:style-name="ro5" table:default-cell-style-name="ce2">
              <table:table-cell>
                <text:p><text:span text:style-name="T43">1</text:span></text:p>
              </table:table-cell>
              <table:table-cell>
                <text:p><text:span text:style-name="T43">2</text:span></text:p>
              </table:table-cell>
            </table:table-row>
            <table:table-row table:style-name="ro5" table:default-cell-style-name="ce2">
              <table:table-cell>
                <text:p><text:span text:style-name="T43">1</text:span></text:p>
              </table:table-cell>
              <table:table-cell>
                <text:p><text:span text:style-name="T43">3</text:span></text:p>
              </table:table-cell>
            </table:table-row>
            <table:table-row table:style-name="ro5" table:default-cell-style-name="ce2">
              <table:table-cell>
                <text:p><text:span text:style-name="T43">3</text:span></text:p>
              </table:table-cell>
              <table:table-cell>
                <text:p><text:span text:style-name="T43">1</text:span></text:p>
              </table:table-cell>
            </table:table-row>
            <table:table-row table:style-name="ro6" table:default-cell-style-name="ce2">
              <table:table-cell>
                <text:p><text:span text:style-name="T43">...</text:span></text:p>
              </table:table-cell>
              <table:table-cell>
                <text:p><text:span text:style-name="T4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5" draw:layer="layout" svg:width="9.879cm" svg:height="0.962cm" svg:x="16.8cm" svg:y="5.438cm">
          <draw:text-box>
            <text:p>RECORDINGS_PERFORMERS</text:p>
          </draw:text-box>
        </draw:frame>
        <draw:line draw:style-name="gr5" draw:text-style-name="P16" draw:layer="layout" svg:x1="11.4cm" svg:y1="6.6cm" svg:x2="2cm" svg:y2="12.8cm">
          <text:p/>
        </draw:line>
        <draw:line draw:style-name="gr5" draw:text-style-name="P16" draw:layer="layout" svg:x1="11.4cm" svg:y1="7.4cm" svg:x2="2cm" svg:y2="12.8cm">
          <text:p/>
        </draw:line>
        <draw:line draw:style-name="gr5" draw:text-style-name="P16" draw:layer="layout" svg:x1="11.4cm" svg:y1="8.2cm" svg:x2="2.091cm" svg:y2="12.776cm">
          <text:p/>
        </draw:line>
        <draw:line draw:style-name="gr5" draw:text-style-name="P16" draw:layer="layout" svg:x1="11.4cm" svg:y1="9cm" svg:x2="2cm" svg:y2="14.6cm">
          <text:p/>
        </draw:line>
        <draw:line draw:style-name="gr5" draw:text-style-name="P16" draw:layer="layout" svg:x1="14.4cm" svg:y1="9cm" svg:x2="17cm" svg:y2="12.8cm">
          <text:p/>
        </draw:line>
        <draw:line draw:style-name="gr5" draw:text-style-name="P16" draw:layer="layout" svg:x1="14.2cm" svg:y1="8.2cm" svg:x2="17cm" svg:y2="14.4cm">
          <text:p/>
        </draw:line>
        <draw:line draw:style-name="gr5" draw:text-style-name="P16" draw:layer="layout" svg:x1="14.2cm" svg:y1="7.4cm" svg:x2="17cm" svg:y2="13.6cm">
          <text:p/>
        </draw:line>
        <draw:line draw:style-name="gr5" draw:text-style-name="P16" draw:layer="layout" svg:x1="14.2cm" svg:y1="6.6cm" svg:x2="17cm" svg:y2="12.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eb Application Demo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11"/></text:p>
            <text:p><text:span text:style-name="T11">MusicService</text:span> is a Play Application with a rather primitive UI. This interface allows the user to …</text:p>
            <text:list text:style-name="L2">
              <text:list-item>
                <text:p>Create, delete, update Performers and Recordings</text:p>
              </text:list-item>
              <text:list-item>
                <text:p>Assign Performers to Recordings or Recordings to Performers and delete these Assignments</text:p>
              </text:list-item>
              <text:list-item>
                <text:p>Query / Search for Performers and Recordings</text:p>
              </text:list-item>
              <text:list-item>
                <text:p>Play Recor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ny-to-many Relationship in the Slick Table Defini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44"/></text:p>
            <text:p text:style-name="P14"><text:span text:style-name="T44">case class </text:span><text:span text:style-name="T45">RecordingPerformer(recId: Long, perId: Long)</text:span><text:span text:style-name="T45"><text:line-break/></text:span><text:span text:style-name="T45"><text:line-break/></text:span><text:span text:style-name="T45"><text:line-break/></text:span><text:span text:style-name="T46">// Table 'RecordingsPerformers' mapped to case class 'RecordingPerformer' as join table to map</text:span><text:span text:style-name="T46"><text:line-break/></text:span><text:span text:style-name="T46">// the many-to-many relationship between Performers and Recordings</text:span><text:span text:style-name="T46"><text:line-break/></text:span><text:span text:style-name="T46">//</text:span><text:span text:style-name="T46"><text:line-break/></text:span><text:span text:style-name="T44">class </text:span><text:span text:style-name="T45">RecordingsPerformers(tag: </text:span><text:span text:style-name="T47">Tag</text:span><text:span text:style-name="T45">)</text:span><text:span text:style-name="T45"><text:line-break/></text:span><text:span text:style-name="T45"> <text:s text:c="5"/></text:span><text:span text:style-name="T44">extends </text:span><text:span text:style-name="T45">Table[RecordingPerformer](tag, </text:span><text:span text:style-name="T48">"RECORDINGS_PERFORMERS"</text:span><text:span text:style-name="T45">) {</text:span><text:span text:style-name="T45"><text:line-break/></text:span><text:span text:style-name="T45"><text:line-break/></text:span><text:span text:style-name="T45"> <text:s/></text:span><text:span text:style-name="T44">def </text:span><text:span text:style-name="T45">recId: </text:span><text:span text:style-name="T47">Rep</text:span><text:span text:style-name="T45">[Long] = column[Long](</text:span><text:span text:style-name="T48">"REC_ID"</text:span><text:span text:style-name="T45">)</text:span><text:span text:style-name="T45"><text:line-break/></text:span><text:span text:style-name="T45"> <text:s/></text:span><text:span text:style-name="T44">def </text:span><text:span text:style-name="T45">perId: </text:span><text:span text:style-name="T47">Rep</text:span><text:span text:style-name="T45">[Long] = column[Long](</text:span><text:span text:style-name="T48">"PER_ID"</text:span><text:span text:style-name="T45">)</text:span><text:span text:style-name="T45"><text:line-break/></text:span><text:span text:style-name="T45"><text:line-break/></text:span><text:span text:style-name="T45"> <text:s/></text:span><text:span text:style-name="T44">def </text:span><text:span text:style-name="T45">* = (recId, perId) &lt;&gt; (RecordingPerformer.tupled, RecordingPerformer.</text:span><text:span text:style-name="T49">unapply</text:span><text:span text:style-name="T45">)</text:span><text:span text:style-name="T45"><text:line-break/></text:span><text:span text:style-name="T45"> <text:s/></text:span><text:span text:style-name="T44">def </text:span><text:span text:style-name="T45">pk = primaryKey(</text:span><text:span text:style-name="T48">"primaryKey"</text:span><text:span text:style-name="T45">, (recId, perId))</text:span><text:span text:style-name="T45"><text:line-break/></text:span><text:span text:style-name="T45"><text:line-break/></text:span><text:span text:style-name="T45"> <text:s/></text:span><text:span text:style-name="T44">def </text:span><text:span text:style-name="T45">recFK = foreignKey(</text:span><text:span text:style-name="T48">"FK_RECORDINGS"</text:span><text:span text:style-name="T45">, recId, </text:span><text:span text:style-name="T50">TableQuery</text:span><text:span text:style-name="T45">[Recordings])(recording =&gt;</text:span><text:span text:style-name="T45"><text:line-break/></text:span><text:span text:style-name="T45"> <text:s text:c="3"/>recording.id, onDelete=</text:span><text:span text:style-name="T50">ForeignKeyAction</text:span><text:span text:style-name="T45">.Cascade)</text:span><text:span text:style-name="T45"><text:line-break/></text:span><text:span text:style-name="T45"><text:line-break/></text:span><text:span text:style-name="T45"> <text:s/></text:span><text:span text:style-name="T44">def </text:span><text:span text:style-name="T45">perFK = foreignKey(</text:span><text:span text:style-name="T48">"FK_PERFORMERS"</text:span><text:span text:style-name="T45">, perId, </text:span><text:span text:style-name="T50">TableQuery</text:span><text:span text:style-name="T45">[Performers])(performer =&gt;</text:span><text:span text:style-name="T45"><text:line-break/></text:span><text:span text:style-name="T45"> <text:s text:c="3"/>performer.id)</text:span><text:span text:style-name="T45"><text:line-break/></text:span><text:span text:style-name="T45"><text:line-break/></text:span><text:span text:style-name="T45"> <text:s/></text:span><text:span text:style-name="T46">// onUpdate=ForeignKeyAction.Restrict is omitted as this is the default</text:span><text:span text:style-name="T46"><text:line-break/></text:span><text:span text:style-name="T45">}</text:span><text:span text:style-name="T45"><text:line-break/></text:span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suring Referential Integrit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Referential Integrity is guaranteed by the definition of a <text:span text:style-name="T12">foreignKey()</text:span> function in the referring table, which allows to navigate to the referred table.</text:p>
              </text:list-item>
              <text:list-item>
                <text:p>You can optionally specify an <text:span text:style-name="T12">onDelete</text:span> action and an <text:span text:style-name="T12">onUpdate</text:span> action, which has one of the following values:</text:p>
              </text:list-item>
            </text:list>
            <text:list text:style-name="L5">
              <text:list-item>
                <text:p text:style-name="P18"><text:span text:style-name="T11">ForeignKeyAction.NoAction</text:span></text:p>
              </text:list-item>
            </text:list>
            <text:list text:style-name="L6">
              <text:list-item>
                <text:p text:style-name="P18"><text:span text:style-name="T11">ForeignKeyAction.Restrict</text:span></text:p>
              </text:list-item>
              <text:list-item>
                <text:p text:style-name="P18"><text:span text:style-name="T11">ForeignKeyAction.Cascade</text:span></text:p>
              </text:list-item>
              <text:list-item>
                <text:p text:style-name="P18"><text:span text:style-name="T11">ForeignKeyAction.SetNull</text:span></text:p>
              </text:list-item>
              <text:list-item>
                <text:p text:style-name="P18"><text:span text:style-name="T11">ForeignKeyAction.Set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dding and Deleting Relationship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Adding a concrete relationship == Adding an entry into the Mapping Table, if it doesn't already exist.</text:p>
              </text:list-item>
              <text:list-item>
                <text:p>Deleting a concrete relationship == Deleting an entry from the Mapping Table, if it exists.</text:p>
              </text:list-item>
              <text:list-item>
                <text:p>Updates in the Mapping Table do not make much sense. Hence I do not support them im my imple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cm" svg:y="0.837cm" presentation:class="title" presentation:user-transformed="true">
          <draw:text-box>
            <text:p>Traversing many-to-many the Relationship in Queries</text:p>
          </draw:text-box>
        </draw:frame>
        <draw:frame presentation:style-name="pr6" draw:layer="layout" svg:width="25.199cm" svg:height="12.179cm" svg:x="1.066cm" svg:y="4.914cm" presentation:class="outline" presentation:user-transformed="true">
          <draw:text-box>
            <text:p/>
            <text:list text:style-name="L2">
              <text:list-item>
                <text:p>The <text:span text:style-name="T12">Query.join()</text:span> function allows you to perform an inner join on tables.</text:p>
              </text:list-item>
              <text:list-item>
                <text:p>The <text:span text:style-name="T12">Query.on()</text:span> function allows you to perform an inner join on tables.</text:p>
              </text:list-item>
              <text:list-item>
                <text:p>Example:</text:p>
              </text:list-item>
            </text:list>
            <text:p><text:span text:style-name="T42"/></text:p>
            <text:p><text:span text:style-name="T51"><text:s text:c="5"/></text:span><text:span text:style-name="T51">val query = TableQuery[Performers]</text:span><text:span text:style-name="T52"> </text:span><text:span text:style-name="T53">join</text:span><text:span text:style-name="T52"> </text:span><text:span text:style-name="T54">TableQuery[RecordingsPerformers] </text:span><text:span text:style-name="T53">on</text:span><text:span text:style-name="T54"> (_.id === _.perId)</text:span></text:p>
            <text:p><text:span text:style-name="T54"><text:s text:c="5"/></text:span><text:span text:style-name="T54">val future: </text:span><text:span text:style-name="T55">Future[Seq[(Performer, RecordingPerformer)]]</text:span><text:span text:style-name="T54"> = db.run { query.result }</text:span></text:p>
            <text:p><text:span text:style-name="T54"><text:s text:c="5"/></text:span><text:span text:style-name="T54">// Now postprocess this future with filter, map, flatMap etc.</text:span></text:p>
            <text:p><text:span text:style-name="T54"><text:s text:c="5"/></text:span><text:span text:style-name="T54">// Especially filter the result for a specific recording i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32">
        <draw:frame presentation:style-name="pr9" draw:text-style-name="P19" draw:layer="layout" svg:width="25.199cm" svg:height="16.255cm" svg:x="1.4cm" svg:y="0.837cm" presentation:class="subtitle">
          <draw:text-box>
            <text:p text:style-name="P9"><text:span text:style-name="T56">Thank you for listen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2">
        <draw:frame presentation:style-name="pr9" draw:text-style-name="P19" draw:layer="layout" svg:width="25.199cm" svg:height="16.255cm" svg:x="1.4cm" svg:y="0.837cm" presentation:class="subtitle">
          <draw:text-box>
            <text:p text:style-name="P9"><text:span text:style-name="T56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text-style-name="P20" draw:layer="layout" svg:width="25.199cm" svg:height="12.179cm" svg:x="1.4cm" svg:y="4.714cm" presentation:class="outline" presentation:user-transformed="true">
          <draw:text-box>
            <text:p><text:span text:style-name="T57"/></text:p>
            <text:list text:style-name="L2">
              <text:list-item>
                <text:p><text:span text:style-name="T57">Slick Website:</text:span><text:span text:style-name="T57"><text:line-break/></text:span><text:span text:style-name="T57"><text:a xlink:href="http://slick.typesafe.com/doc/3.1.1/" xlink:type="simple">http://slick.typesafe.com/doc/3.1.1/</text:a></text:span></text:p>
              </text:list-item>
              <text:list-item>
                <text:p><text:span text:style-name="T57">Slick Activator Template Website with Tutorial:</text:span><text:span text:style-name="T57"><text:line-break/></text:span><text:span text:style-name="T57"><text:a xlink:href="https://www.typesafe.com/activator/template/hello-slick-3.1" xlink:type="simple">https://www.typesafe.com/activator/template/hello-slick-3.1</text:a></text:span></text:p>
              </text:list-item>
              <text:list-item>
                <text:p><text:span text:style-name="T57">Slick Activator Template Source Code:</text:span><text:span text:style-name="T57"><text:line-break/></text:span><text:span text:style-name="T57"><text:a xlink:href="https://github.com/typesafehub/activator-hello-slick#slick-3.1" xlink:type="simple">https://github.com/typesafehub/activator-hello-slick#slick-3.1</text:a></text:span></text:p>
              </text:list-item>
              <text:list-item>
                <text:p><text:span text:style-name="T57">A very informative blog on Futures:</text:span><text:span text:style-name="T57"><text:line-break/></text:span><text:span text:style-name="T57"><text:a xlink:href="http://danielwestheide.com/blog/2013/01/09/the-neophytes-guide-to-scala-part-8-welcome-to-the-future.html" xlink:type="simple">http://danielwestheide.com/blog/2013/01/09/the-neophytes-guide-to-scala-part-8-welcome-to-the-future.html</text:a></text:span></text:p>
              </text:list-item>
              <text:list-item>
                <text:p><text:span text:style-name="T57">MusicService Source Code and Slides at Github: </text:span><text:span text:style-name="T57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  </text:list-item>
              <text:list-item>
                <text:p><text:span text:style-name="T57">MusicService Slides at SlideShare: </text:span><text:span text:style-name="T57"><text:line-break/></text:span><text:span text:style-name="T57"><text:a xlink:href="http://de.slideshare.net/hermannhueck/implementing-a-manytomany-relationship-with-slick" xlink:type="simple">http://de.slideshare.net/hermannhueck/implementing-a-manytomany-relationship-with-slick</text:a></text:span></text:p>
              </text:list-item>
              <text:list-item>
                <text:p><text:span text:style-name="T57">Authors XING Profile:</text:span><text:span text:style-name="T57"><text:line-break/></text:span><text:span text:style-name="T57"><text:a xlink:href="https://www.xing.com/profile/Hermann_Hueck" xlink:type="simple">https://www.xing.com/profile/Hermann_Hueck</text:a></text:span></text:p>
                <text:p><text:span text:style-name="T5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94bd5e" draw:opacity="100%" draw:fill-image-width="0cm" draw:fill-image-height="0cm" draw:textarea-vertical-align="middle" draw:shadow="visible" draw:shadow-offset-x="0.2cm" draw:shadow-offset-y="0.2cm" draw:shadow-color="#c0c0c0" draw:shadow-opacity="10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mann Hueck</meta:initial-creator>
    <meta:creation-date>2016-01-08T06:28:43.454154000</meta:creation-date>
    <meta:generator>LibreOffice/5.1.0.3$MacOSX_X86_64 LibreOffice_project/5e3e00a007d9b3b6efb6797a8b8e57b51ab1f737</meta:generator>
    <dc:date>2016-05-21T15:36:09.543406000</dc:date>
    <dc:creator>Hermann Hueck</dc:creator>
    <meta:editing-duration>PT4H24M41S</meta:editing-duration>
    <meta:editing-cycles>36</meta:editing-cycles>
    <meta:document-statistic meta:object-count="143"/>
  </office:meta>
</office:document-meta>
</file>